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Nimbus Mono L" svg:font-family="'Nimbus Mono L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ula1" style:family="table">
      <style:table-properties style:width="16.545cm" fo:margin-left="0.152cm" fo:margin-right="0.302cm" table:align="margins"/>
    </style:style>
    <style:style style:name="Taula1.A" style:family="table-column">
      <style:table-column-properties style:column-width="4.978cm" style:rel-column-width="19715*"/>
    </style:style>
    <style:style style:name="Taula1.B" style:family="table-column">
      <style:table-column-properties style:column-width="11.568cm" style:rel-column-width="45820*"/>
    </style:style>
    <style:style style:name="Taula1.A1" style:family="table-cell">
      <style:table-cell-properties fo:background-color="#b3b3b3" fo:padding="0.097cm" fo:border="0.002cm solid #000000">
        <style:background-image/>
      </style:table-cell-properties>
    </style:style>
    <style:style style:name="Taula1.A2" style:family="table-cell">
      <style:table-cell-properties fo:padding="0.097cm" fo:border-left="0.002cm solid #000000" fo:border-right="none" fo:border-top="none" fo:border-bottom="0.002cm solid #000000"/>
    </style:style>
    <style:style style:name="Tau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.A4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ula1.A5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style:font-name="ARial"/>
    </style:style>
    <style:style style:name="P3" style:family="paragraph" style:parent-style-name="Table_20_Heading">
      <style:text-properties style:font-name="ARial" fo:language="ca" fo:country="ES"/>
    </style:style>
    <style:style style:name="P4" style:family="paragraph" style:parent-style-name="Table_20_Heading">
      <style:paragraph-properties fo:text-align="start" style:justify-single-word="false"/>
      <style:text-properties style:font-name="ARial" fo:language="ca" fo:country="ES"/>
    </style:style>
    <style:style style:name="P5" style:family="paragraph" style:parent-style-name="Table_20_Contents">
      <style:text-properties style:font-name="ARial" fo:language="ca" fo:country="ES"/>
    </style:style>
    <style:style style:name="P6" style:family="paragraph" style:parent-style-name="Table_20_Heading">
      <style:paragraph-properties fo:text-align="center" style:justify-single-word="false"/>
      <style:text-properties style:font-name="ARial" fo:language="ca" fo:country="ES"/>
    </style:style>
    <style:style style:name="P7" style:family="paragraph" style:parent-style-name="Table_20_Contents" style:list-style-name="L1">
      <style:paragraph-properties fo:margin-left="-1.251cm" fo:margin-right="0cm" fo:line-height="150%" fo:text-align="start" style:justify-single-word="false" fo:text-indent="0cm" style:auto-text-indent="false"/>
      <style:text-properties style:font-name="Arial" fo:language="ca" fo:country="ES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cm" fo:margin-right="-0.041cm" fo:line-height="150%" fo:text-align="center" style:justify-single-word="false" fo:hyphenation-ladder-count="no-limit" fo:text-indent="0cm" style:auto-text-indent="false">
        <style:tab-stops>
          <style:tab-stop style:position="-1cm"/>
          <style:tab-stop style:position="0.27cm"/>
          <style:tab-stop style:position="1.54cm"/>
          <style:tab-stop style:position="2.81cm"/>
          <style:tab-stop style:position="4.08cm"/>
          <style:tab-stop style:position="5.35cm"/>
          <style:tab-stop style:position="6.62cm"/>
          <style:tab-stop style:position="7.89cm"/>
          <style:tab-stop style:position="9.16cm"/>
          <style:tab-stop style:position="10.43cm"/>
          <style:tab-stop style:position="11.7cm"/>
          <style:tab-stop style:position="12.97cm"/>
          <style:tab-stop style:position="14.24cm"/>
          <style:tab-stop style:position="15.51cm"/>
          <style:tab-stop style:position="16.78cm"/>
          <style:tab-stop style:position="18.05cm"/>
        </style:tab-stops>
      </style:paragraph-properties>
      <style:text-properties style:font-name="ARial" fo:language="ca" fo:country="ES" fo:font-style="italic" fo:font-weight="bold" style:font-style-asian="italic" style:font-weight-asian="bold" fo:hyphenate="false" fo:hyphenation-remain-char-count="2" fo:hyphenation-push-char-count="2"/>
    </style:style>
    <style:style style:name="P9" style:family="paragraph" style:parent-style-name="Table_20_Heading" style:list-style-name="L2">
      <style:paragraph-properties fo:margin-left="0cm" fo:margin-right="0cm" fo:line-height="150%" fo:text-align="start" style:justify-single-word="false" fo:text-indent="0cm" style:auto-text-indent="false"/>
      <style:text-properties style:font-name="ARial" fo:language="ca" fo:country="ES" fo:font-weight="normal" style:font-weight-asian="normal" style:font-weight-complex="normal"/>
    </style:style>
    <style:style style:name="P10" style:family="paragraph" style:parent-style-name="Standard">
      <style:paragraph-properties fo:margin-left="1cm" fo:margin-right="-0.041cm" fo:line-height="150%" fo:text-align="center" style:justify-single-word="false" fo:hyphenation-ladder-count="no-limit" fo:text-indent="0cm" style:auto-text-indent="false">
        <style:tab-stops>
          <style:tab-stop style:position="-1cm"/>
          <style:tab-stop style:position="0.27cm"/>
          <style:tab-stop style:position="1.54cm"/>
          <style:tab-stop style:position="2.81cm"/>
          <style:tab-stop style:position="4.08cm"/>
          <style:tab-stop style:position="5.35cm"/>
          <style:tab-stop style:position="6.62cm"/>
          <style:tab-stop style:position="7.89cm"/>
          <style:tab-stop style:position="9.16cm"/>
          <style:tab-stop style:position="10.43cm"/>
          <style:tab-stop style:position="11.7cm"/>
          <style:tab-stop style:position="12.97cm"/>
          <style:tab-stop style:position="14.24cm"/>
          <style:tab-stop style:position="15.51cm"/>
          <style:tab-stop style:position="16.78cm"/>
          <style:tab-stop style:position="18.05cm"/>
        </style:tab-stops>
      </style:paragraph-properties>
      <style:text-properties style:font-name="ARial" fo:language="ca" fo:country="ES" fo:font-weight="bold" style:font-weight-asian="bold" fo:hyphenate="false" fo:hyphenation-remain-char-count="2" fo:hyphenation-push-char-count="2"/>
    </style:style>
    <style:style style:name="P11" style:family="paragraph" style:parent-style-name="Table_20_Heading" style:list-style-name="L3">
      <style:paragraph-properties fo:line-height="150%" fo:text-align="start" style:justify-single-word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able_20_Heading" style:list-style-name="L4">
      <style:paragraph-properties fo:line-height="150%" fo:text-align="start" style:justify-single-word="false"/>
      <style:text-properties style:font-name="ARial" fo:language="ca" fo:country="ES"/>
    </style:style>
    <style:style style:name="P13" style:family="paragraph" style:parent-style-name="Table_20_Heading" style:list-style-name="L4">
      <style:paragraph-properties fo:line-height="150%" fo:text-align="start" style:justify-single-word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able_20_Heading" style:list-style-name="L4">
      <style:paragraph-properties fo:line-height="150%" fo:text-align="start" style:justify-single-word="false"/>
      <style:text-properties style:font-name="ARial" fo:language="ca" fo:country="ES"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Table_20_Heading" style:list-style-name="L4">
      <style:paragraph-properties fo:margin-left="0cm" fo:margin-right="0cm" fo:line-height="150%" fo:text-align="start" style:justify-single-word="false" fo:text-indent="0cm" style:auto-text-indent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List_20_Heading" style:list-style-name="L4">
      <style:paragraph-properties fo:margin-left="0cm" fo:margin-right="0cm" fo:line-height="150%" fo:text-align="start" style:justify-single-word="false" fo:text-indent="0cm" style:auto-text-indent="false"/>
      <style:text-properties style:font-name="ARial" fo:language="ca" fo:country="ES" fo:font-style="normal" fo:font-weight="bold" style:font-style-asian="normal" style:font-weight-asian="normal" style:font-style-complex="normal" style:font-weight-complex="normal"/>
    </style:style>
    <style:style style:name="P17" style:family="paragraph" style:parent-style-name="Table_20_Heading" style:list-style-name="L5">
      <style:paragraph-properties fo:line-height="150%" fo:text-align="justify" style:justify-single-word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able_20_Heading" style:list-style-name="L5">
      <style:paragraph-properties fo:margin-left="0cm" fo:margin-right="0cm" fo:line-height="150%" fo:text-align="justify" style:justify-single-word="false" fo:text-indent="0cm" style:auto-text-indent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Table_20_Heading" style:list-style-name="L6">
      <style:paragraph-properties fo:margin-left="0cm" fo:margin-right="0cm" fo:line-height="150%" fo:text-align="start" style:justify-single-word="false" fo:text-indent="0cm" style:auto-text-indent="false"/>
      <style:text-properties style:font-name="ARial" fo:language="ca" fo:country="ES"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language="ca" fo:country="ES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ANNEX 2. FITXA D'UN NUCLI D'ACTIVITAT. EXEMPLE</text:h>
      <text:p text:style-name="P2"/>
      <table:table table:name="Taula1" table:style-name="Taula1">
        <table:table-column table:style-name="Taula1.A"/>
        <table:table-column table:style-name="Taula1.B"/>
        <table:table-header-rows>
          <table:table-row>
            <table:table-cell table:style-name="Taula1.A1" table:number-columns-spanned="2" office:value-type="string">
              <text:p text:style-name="P3">FITXA NUCLI D'ACTIVITAT UD3 / NA 5.4</text:p>
              <text:p text:style-name="P3">Comandes de xarxa del sistema operatiu GNU/Linux</text:p>
            </table:table-cell>
            <table:covered-table-cell/>
          </table:table-row>
        </table:table-header-rows>
        <table:table-row>
          <table:table-cell table:style-name="Taula1.A2" office:value-type="string">
            <text:p text:style-name="P4">Identificador de l'activitat:</text:p>
          </table:table-cell>
          <table:table-cell table:style-name="Taula1.B2" office:value-type="string">
            <text:p text:style-name="P5">UD 3 / NA 5.4</text:p>
          </table:table-cell>
        </table:table-row>
        <table:table-row>
          <table:table-cell table:style-name="Taula1.A2" office:value-type="string">
            <text:p text:style-name="P4">Durada:</text:p>
          </table:table-cell>
          <table:table-cell table:style-name="Taula1.B2" office:value-type="string">
            <text:p text:style-name="P5"><text:s/>2 sessions de 60 minuts</text:p>
          </table:table-cell>
        </table:table-row>
        <table:table-row>
          <table:table-cell table:style-name="Taula1.A4" table:number-columns-spanned="2" office:value-type="string">
            <text:p text:style-name="P6">Definició de l'activitat</text:p>
          </table:table-cell>
          <table:covered-table-cell/>
        </table:table-row>
        <table:table-row>
          <table:table-cell table:style-name="Taula1.A5" table:number-columns-spanned="2" office:value-type="string">
            <text:list text:style-name="L1">
              <text:list-item>
                <text:list>
                  <text:list-item>
                    <text:list>
                      <text:list-item>
                        <text:p text:style-name="P7">Utilització de les comandes GNU/Linux que permeten gestionar i controlar el funcionament de la xarxa (<text:span text:style-name="T1">ping, nmap, ifconfig, ifup/ifdown, tcpdump, etc</text:span>) i fitxers de configuració relacionats.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ula1.A4" table:number-columns-spanned="2" office:value-type="string">
            <text:p text:style-name="P8">Objectius <text:s/>que l’alumnat ha d’assolir</text:p>
          </table:table-cell>
          <table:covered-table-cell/>
        </table:table-row>
        <table:table-row>
          <table:table-cell table:style-name="Taula1.A5" table:number-columns-spanned="2" office:value-type="string">
            <text:list text:style-name="L2">
              <text:list-item>
                <text:p text:style-name="P9"><text:span text:style-name="T2">Identificar les comandes del sistema operatiu GNU/Linux que permeten configurar i gestionar la xarxa. Coneixements de les seves funcions bàsiques i els paràmetres d'ús més habitual. Consulta dels manuals Unix. Comanda </text:span><text:span text:style-name="T3">man</text:span><text:span text:style-name="T2">.</text:span></text:p>
              </text:list-item>
            </text:list>
          </table:table-cell>
          <table:covered-table-cell/>
        </table:table-row>
        <table:table-row>
          <table:table-cell table:style-name="Taula1.A4" table:number-columns-spanned="2" office:value-type="string">
            <text:p text:style-name="P10">Organitzadors previs</text:p>
          </table:table-cell>
          <table:covered-table-cell/>
        </table:table-row>
        <table:table-row>
          <table:table-cell table:style-name="Taula1.A5" table:number-columns-spanned="2" office:value-type="string">
            <text:list text:style-name="L3">
              <text:list-item>
                <text:p text:style-name="P11">Treballar en línia de comandes amb sistemes operatius multiusuari. GNU/Linux.</text:p>
              </text:list-item>
            </text:list>
          </table:table-cell>
          <table:covered-table-cell/>
        </table:table-row>
        <table:table-row>
          <table:table-cell table:style-name="Taula1.A4" table:number-columns-spanned="2" office:value-type="string">
            <text:p text:style-name="P6">Continguts a desenvolupar</text:p>
          </table:table-cell>
          <table:covered-table-cell/>
        </table:table-row>
        <table:table-row>
          <table:table-cell table:style-name="Taula1.A5" table:number-columns-spanned="2" office:value-type="string">
            <text:list text:style-name="L4">
              <text:list-item>
                <text:p text:style-name="P12"><text:span text:style-name="T4">La comanda</text:span><text:span text:style-name="T5"> <text:s/></text:span>ping<text:span text:style-name="T4">. Comprovació utilitzant SMNP de l'estat d'un host. Ús i paràmetres més habituals Consulta del manual.</text:span></text:p>
              </text:list-item>
              <text:list-item>
                <text:p text:style-name="P13">La comanda ifconfig. Configuració de la xarxa.</text:p>
                <text:list>
                  <text:list-item>
                    <text:p text:style-name="P13">Els fitxers de configuració de la xarxa. La carpeta /etc/network:</text:p>
                    <text:list>
                      <text:list-item>
                        <text:p text:style-name="P13">El fitxer <text:span text:style-name="T1">/etc/network/interfaces</text:span></text:p>
                      </text:list-item>
                      <text:list-item>
                        <text:p text:style-name="P13">El fitxer <text:span text:style-name="T1">/etc/network/options</text:span></text:p>
                      </text:list-item>
                      <text:list-item>
                        <text:p text:style-name="P14">El fitxers /etc/resolv.conf</text:p>
                      </text:list-item>
                    </text:list>
                  </text:list-item>
                </text:list>
              </text:list-item>
              <text:list-item>
                <text:p text:style-name="P15">Les comandes <text:span text:style-name="T1">ifdown</text:span> i <text:span text:style-name="T1">ifup</text:span>. Activació d'interfícies de xarxa.</text:p>
              </text:list-item>
              <text:list-item>
                <text:p text:style-name="P15">La comanda <text:span text:style-name="T1">tcpdump</text:span>. Volcat dels paquets de corren per una Interfície. Sniffers. Utilització amb canonades UNIX i la comanda grep.</text:p>
              </text:list-item>
              <text:list-item>
                <text:p text:style-name="P15">Comandes de control de l'estat de les comunicacions <text:span text:style-name="T1">netstat, nstat </text:span>i les comandes <text:span text:style-name="T1">snmp*. </text:span>Ús i paràmetres més habituals.</text:p>
              </text:list-item>
              <text:list-item>
                <text:p text:style-name="P15">Comandes <text:span text:style-name="T1">route</text:span> i <text:span text:style-name="T1">traceroute</text:span>.<text:span text:style-name="T1"> </text:span>Comandes d'enroutament. Ús i paràmetres més habituals.</text:p>
              </text:list-item>
              <text:list-item>
                <text:p text:style-name="P15">Les comandes del servei de resolució de de noms <text:span text:style-name="T1">dig i host</text:span>. Ús i paràmetres més habituals.</text:p>
                <text:p text:style-name="P16"><text:bookmark text:name="Network Monitoring"/><text:bookmark text:name="Network Monitoring4"/></text:p>
              </text:list-item>
            </text:list>
          </table:table-cell>
          <table:covered-table-cell/>
        </table:table-row>
        <table:table-row>
          <table:table-cell table:style-name="Taula1.A4" table:number-columns-spanned="2" office:value-type="string">
            <text:p text:style-name="P6">Desenvolupament de l'activitat</text:p>
          </table:table-cell>
          <table:covered-table-cell/>
        </table:table-row>
        <table:table-row>
          <table:table-cell table:style-name="Taula1.A5" table:number-columns-spanned="2" office:value-type="string">
            <text:list text:style-name="L5">
              <text:list-item>
                <text:p text:style-name="P17">Els alumnes treballaran en parelles però cadascú amb els seu corresponent ordinador i durant a terme les següents operacions:</text:p>
                <text:list>
                  <text:list-item>
                    <text:list>
                      <text:list-item>
                        <text:p text:style-name="P17">Comprovació de hosts mitjançant la comanda <text:span text:style-name="T1">ping</text:span>. Comprovació de hosts remots a Internet</text:p>
                      </text:list-item>
                      <text:list-item>
                        <text:p text:style-name="P18">Explicació de les utilitats de la comanda ping. Ús i paràmetres més habituals a partir de la lectura de l'entrada del manual Unix (<text:span text:style-name="T1">man ping</text:span>)</text:p>
                      </text:list-item>
                      <text:list-item>
                        <text:p text:style-name="P18">Activació i desactivació de les interfícies de xarxa amb les comandes<text:span text:style-name="T1"> ifdown / ifup. </text:span>Ús i paràmetres més habituals a partir de la lectura de l'entrada del manual Unix (<text:span text:style-name="T1">man ifdown</text:span>)</text:p>
                      </text:list-item>
                      <text:list-item>
                        <text:p text:style-name="P18">Tornar a comprovar un cop desactivada una interfície de xarxa amb <text:span text:style-name="T1">ifdown</text:span> la seva connectivitat utilitzant la comanda <text:span text:style-name="T1">ping</text:span>.</text:p>
                      </text:list-item>
                      <text:list-item>
                        <text:p text:style-name="P18">Fitxers de configuració de xarxa. El fitxer <text:span text:style-name="T1">/etc/network/interfaces</text:span>. Comprovació a <text:span text:style-name="T1">ifup </text:span>del funcionament de <text:span text:style-name="T1">DHCP. </text:span>Entrada del manual per als fitxers de configuracio<text:span text:style-name="T1"> (man interfaces)</text:span></text:p>
                      </text:list-item>
                      <text:list-item>
                        <text:p text:style-name="P18">Proves del funcionament de les comandes d'enroutament <text:span text:style-name="T1">route i traceroute. </text:span>Ús i paràmetres més habituals a partir de la lectura de l'entrada del manual Unix (<text:span text:style-name="T1">man route</text:span>)</text:p>
                      </text:list-item>
                      <text:list-item>
                        <text:p text:style-name="P18">Comprovació de l'estat de la connexió. Les comandes <text:span text:style-name="T1">tcpdump, netstat i nstat. </text:span>Ús i paràmetres més habituals a partir de la lectura de l'entrada del manual Unix (<text:span text:style-name="T1">man tcpdump</text:span>)</text:p>
                      </text:list-item>
                      <text:list-item>
                        <text:p text:style-name="P18">Comprovació del funcionament del sistema de resolució de noms DNS. Les comandes <text:span text:style-name="T1">dig i host</text:span>. Executar alguns exemples amb servidors coneguts d'Internet. Ús i paràmetres més habituals a partir de la lectura de l'entrada del manual Unix (<text:span text:style-name="T1">man dig</text:span>)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ula1.A4" table:number-columns-spanned="2" office:value-type="string">
            <text:p text:style-name="P6">Recursos</text:p>
          </table:table-cell>
          <table:covered-table-cell/>
        </table:table-row>
        <table:table-row>
          <table:table-cell table:style-name="Taula1.A5" table:number-columns-spanned="2" office:value-type="string">
            <text:list text:style-name="L6">
              <text:list-item>
                <text:p text:style-name="P19">Ordinadors connectats amb xarxa d'àrea local amb connexió a Internet.</text:p>
              </text:list-item>
              <text:list-item>
                <text:p text:style-name="P19">Cal tenir els paquets del sistema operatiu Debian amb les unitats de gestió de xarxa i els manuals Unix.</text:p>
              </text:list-item>
            </text:list>
          </table:table-cell>
          <table:covered-table-cell/>
        </table:table-row>
        <table:table-row>
          <table:table-cell table:style-name="Taula1.A4" table:number-columns-spanned="2" office:value-type="string">
            <text:p text:style-name="P6">Avaluació</text:p>
          </table:table-cell>
          <table:covered-table-cell/>
        </table:table-row>
        <table:table-row>
          <table:table-cell table:style-name="Taula1.A5" table:number-columns-spanned="2" office:value-type="string">
            <text:p text:style-name="P20">Mitjançant la fitxa de registre (veure l'Annex 1), avaluaré els continguts actitudinals: motivació i interès per la matèria, participació, observació d'activitats i assistència així com l'observació de la realització de les <text:s/>activitats proposades.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Nimbus Mono L" svg:font-family="'Nimbus Mono L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ca" fo:country="ES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1" style:font-size-complex="14pt"/>
    </style:style>
    <style:style style:name="Heading_20_1" style:display-name="Heading 1" style:family="paragraph" style:parent-style-name="Heading" style:next-style-name="Text_20_body" style:list-style-name="Numbering_20_1" style:class="text" style:default-outline-level="1">
      <style:paragraph-properties fo:background-color="transparent" style:shadow="none" text:number-lines="true" text:line-number="0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eletype" style:family="text">
      <style:text-properties style:font-name="Nimbus Mono L" style:font-name-asian="Nimbus Mono L" style:font-name-complex="Nimbus Mono 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6-02T10:57:03</meta:creation-date>
    <dc:creator>sergi</dc:creator>
    <dc:date>2006-06-21T07:49:39</dc:date>
    <dc:language>ca-ES</dc:language>
    <meta:editing-cycles>12</meta:editing-cycles>
    <meta:editing-duration>PT1H3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40" meta:word-count="540" meta:character-count="3482"/>
  </office:meta>
</office:document-meta>
</file>